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Standard" style:list-style-name="L1"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3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CLIENTE</text:p>
      <text:p text:style-name="Standard"/>
      <text:p text:style-name="Standard"/>
      <text:p text:style-name="P4">PRUEBA DE ACEPTACION: Generar proyecto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Jorge Cuadrado</text:p>
          </table:table-cell>
          <table:table-cell table:style-name="Table2.C2" office:value-type="string">
            <text:p text:style-name="Table_20_Contents">18/12/2007</text:p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s </text:p>
          <text:list>
            <text:list-header>
              <text:p text:style-name="P10">-Store </text:p>
              <text:p text:style-name="P10">-Net</text:p>
            </text:list-header>
          </text:list>
        </text:list-item>
      </text:list>
      <text:p text:style-name="Standard"/>
      <text:p text:style-name="Standard"/>
      <text:list text:style-name="L1" text:continue-numbering="true">
        <text:list-item>
          <text:p text:style-name="P9">Funciones</text:p>
          <text:list>
            <text:list-header>
              <text:p text:style-name="P10">Crear y editar proyectos</text:p>
            </text:list-header>
          </text:list>
        </text:list-item>
      </text:list>
      <text:p text:style-name="Standard"/>
      <text:p text:style-name="Standard"/>
      <text:list text:style-name="L1" text:continue-numbering="true">
        <text:list-item>
          <text:p text:style-name="P9">Comentarios</text:p>
          <text:list>
            <text:list-header>
              <text:p text:style-name="P10">Se debe probar que se puede crear y editar proyectos locales y en red</text:p>
            </text:list-header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P12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3">Jorge Cuadrado</text:p>
          </table:table-cell>
          <table:table-cell table:style-name="Table1.B2" office:value-type="string">
            <text:p text:style-name="P13">18/12/2007</text:p>
          </table:table-cell>
          <table:table-cell table:style-name="Table1.B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</table:table>
      <text:p text:style-name="P11"/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Jorge Cuadrado</meta:initial-creator>
    <meta:creation-date>2007-02-06T21:55:26</meta:creation-date>
    <dc:creator>David Cuadrado</dc:creator>
    <dc:date>2007-02-07T12:05:46</dc:date>
    <dc:language>es-CO</dc:language>
    <meta:editing-cycles>7</meta:editing-cycles>
    <meta:editing-duration>PT6M39S</meta:editing-duration>
    <meta:template xlink:type="simple" xlink:actuate="onRequest" xlink:role="template" xlink:href="../../../../../../../.openoffice.org2/user/template/ktoon_prueba_de_aceptacion.ott" xlink:title="ktoon_prueba_de_aceptacion" meta:date="2007-02-06T21:55:24"/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24" meta:word-count="61" meta:character-count="378"/>
  </office:meta>
</office:document-meta>
</file>